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3.225cm"/>
    </style:style>
    <style:style style:name="gr6" style:family="graphic" style:parent-style-name="standard">
      <style:graphic-properties draw:stroke="none" svg:stroke-color="#000000" draw:fill="none" draw:fill-color="#ffffff" draw:auto-grow-height="true" draw:auto-grow-width="false" fo:max-height="0cm" fo:min-height="7.543cm"/>
    </style:style>
    <style:style style:name="gr7" style:family="graphic" style:parent-style-name="standard">
      <style:graphic-properties draw:stroke="none" svg:stroke-color="#000000" draw:fill="none" draw:fill-color="#ffffff" draw:auto-grow-height="true" draw:auto-grow-width="false" fo:max-height="0cm" fo:min-height="3.269cm"/>
    </style:style>
    <style:style style:name="gr8" style:family="graphic" style:parent-style-name="standard">
      <style:graphic-properties draw:stroke="none" svg:stroke-color="#000000" draw:fill="none" draw:fill-color="#ffffff" draw:auto-grow-height="true" draw:auto-grow-width="false" fo:max-height="0cm" fo:min-height="6.317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4pt" style:font-size-asian="24pt" style:font-size-complex="24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P6" style:family="paragraph">
      <loext:graphic-properties draw:fill="none" draw:fill-color="#ffffff"/>
      <style:paragraph-properties fo:text-align="start"/>
      <style:text-properties style:font-name="Segoe UI Semibold" fo:font-size="24pt" style:font-size-asian="24pt" style:font-size-complex="24pt"/>
    </style:style>
    <style:style style:name="P7" style:family="paragraph">
      <loext:graphic-properties draw:fill="none" draw:fill-color="#ffffff"/>
      <style:paragraph-properties fo:text-align="start"/>
      <style:text-properties style:font-name="Segoe UI Semibold" fo:font-size="24pt" fo:font-style="italic" style:font-size-asian="24pt" style:font-style-asian="italic" style:font-size-complex="24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Holy Gospel</text:span></text:p>
            <text:p text:style-name="P1"><text:span text:style-name="T2">Matthew 3:1–1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7.766cm" svg:x="1.524cm" svg:y="0.762cm">
          <draw:text-box>
            <text:p text:style-name="P4"><text:span text:style-name="T3">1</text:span><text:span text:style-name="T4">In those days John the Baptist came preaching in the wilderness of Judea, </text:span><text:span text:style-name="T3">2</text:span><text:span text:style-name="T4">“Repent, for the kingdom of heaven is at hand.” </text:span><text:span text:style-name="T3">3</text:span><text:span text:style-name="T4">For this is he who was spoken of by the prophet Isaiah when he said,</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4.892cm" svg:height="4.76cm" svg:x="1.524cm" svg:y="0.762cm">
          <draw:text-box>
            <text:p text:style-name="P4"><text:span text:style-name="T4">“</text:span><text:span text:style-name="T4">The voice of one crying in the wilderness:</text:span></text:p>
            <text:p><text:span text:style-name="T4">‘</text:span><text:span text:style-name="T4">Prepare the way of the Lord;</text:span></text:p>
            <text:p><text:span text:style-name="T4">make his paths straight.’”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2" draw:layer="layout" svg:width="24.892cm" svg:height="7.766cm" svg:x="1.524cm" svg:y="0.762cm">
          <draw:text-box>
            <text:p><text:span text:style-name="T3">4</text:span><text:span text:style-name="T4">Now John wore a garment of camel’s hair and a leather belt around his waist, and his food was locusts and wild honey. </text:span><text:span text:style-name="T3">5</text:span><text:span text:style-name="T4">Then Jerusalem and all Judea and all the region about the Jordan were going out to him,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6" draw:layer="layout" svg:width="24.892cm" svg:height="3.475cm" svg:x="1.682cm" svg:y="0.843cm">
          <draw:text-box>
            <text:p text:style-name="P4"><text:span text:style-name="T3"><text:s/></text:span><text:span text:style-name="T3">6</text:span><text:span text:style-name="T4">and they were baptized by him in the river Jordan, confessing their sins.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6" draw:layer="layout" svg:width="24.892cm" svg:height="7.793cm" svg:x="1.682cm" svg:y="0.843cm">
          <draw:text-box>
            <text:p text:style-name="P4"><text:span text:style-name="T3">7</text:span><text:span text:style-name="T4">But when he saw many of the Pharisees and Sadducees coming for baptism, he said to them, “You brood of vipers! Who warned you to flee from the wrath to come? </text:span><text:span text:style-name="T3">8</text:span><text:span text:style-name="T4">Bear fruit in keeping with repentanc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6" draw:layer="layout" svg:width="24.892cm" svg:height="7.766cm" svg:x="1.682cm" svg:y="0.843cm">
          <draw:text-box>
            <text:p text:style-name="P4"><text:span text:style-name="T3">9</text:span><text:span text:style-name="T4">And do not presume to say to yourselves, ‘We have Abraham as our father,’ for I tell you, God is able from these stones to raise up children for Abraham. </text:span><text:span text:style-name="T3">10</text:span><text:span text:style-name="T4">Even now the axe is laid to the root of the trees.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7" draw:text-style-name="P6" draw:layer="layout" svg:width="24.892cm" svg:height="3.519cm" svg:x="1.682cm" svg:y="0.799cm">
          <draw:text-box>
            <text:p text:style-name="P4"><text:span text:style-name="T4">Every tree therefore that does not bear good fruit is cut down and thrown into the fire.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8" draw:text-style-name="P7" draw:layer="layout" svg:width="24.892cm" svg:height="6.567cm" svg:x="1.682cm" svg:y="0.799cm">
          <draw:text-box>
            <text:p text:style-name="P4"><text:span text:style-name="T3">11</text:span><text:span text:style-name="T4">“I baptize you with water for repentance, but he who is coming after me is mightier than I, whose sandals I am not worthy to carry. He will baptize you with the Holy Spirit and with fire.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8" draw:text-style-name="P7" draw:layer="layout" svg:width="24.892cm" svg:height="6.567cm" svg:x="1.524cm" svg:y="0.799cm">
          <draw:text-box>
            <text:p text:style-name="P4"><text:span text:style-name="T3">12</text:span><text:span text:style-name="T4">His winnowing fork is in his hand, and he will clear his threshing floor and gather his wheat into the barn, but the chaff he will burn with unquenchable fire.”</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1T10:57:18.330000000</meta:creation-date>
    <dc:date>2016-12-01T20:07:05.191000000</dc:date>
    <meta:editing-duration>PT3M18S</meta:editing-duration>
    <meta:editing-cycles>5</meta:editing-cycles>
    <meta:generator>LibreOffice/5.2.3.3$Windows_X86_64 LibreOffice_project/d54a8868f08a7b39642414cf2c8ef2f228f780cf</meta:generator>
    <meta:document-statistic meta:object-count="51"/>
  </office:meta>
</office:document-meta>
</file>